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4cm" fo:min-width="1.12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.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/>
      <style:paragraph-properties fo:margin-left="0cm" fo:margin-right="0cm" fo:text-align="center" fo:text-indent="0cm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2.3cm" svg:height="1.8cm" svg:x="2cm" svg:y="2.6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3cm" svg:height="1.8cm" svg:x="4.901cm" svg:y="2.601cm">
          <text:p text:style-name="P1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3cm" svg:height="1.8cm" svg:x="7.801cm" svg:y="2.601cm">
          <text:p text:style-name="P1">M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3cm" svg:height="1.8cm" svg:x="10.702cm" svg:y="2.602cm">
          <text:p text:style-name="P1">M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3cm" svg:height="1.8cm" svg:x="13.601cm" svg:y="2.601cm">
          <text:p text:style-name="P1">M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3cm" svg:height="1.8cm" svg:x="16.502cm" svg:y="2.602cm">
          <text:p text:style-name="P1">M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3cm" svg:height="1.8cm" svg:x="2.001cm" svg:y="5.601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3cm" svg:height="1.8cm" svg:x="10.703cm" svg:y="5.603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3cm" svg:height="1.8cm" svg:x="4.902cm" svg:y="8.502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3cm" svg:height="1.8cm" svg:x="13.602cm" svg:y="8.502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3cm" svg:height="1.8cm" svg:x="7.802cm" svg:y="11.402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3cm" svg:height="1.8cm" svg:x="16.503cm" svg:y="11.403cm">
          <text:p text:style-name="P1">S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15cm" svg:y1="4.4cm" svg:x2="3.151cm" svg:y2="5.601cm" draw:start-shape="id1" draw:start-glue-point="8" draw:end-shape="id2" draw:end-glue-point="4" svg:d="M3150 4400v601h1v600" svg:viewBox="0 0 2 1202">
          <text:p/>
        </draw:connector>
        <draw:connector draw:style-name="gr2" draw:text-style-name="P2" draw:layer="layout" draw:type="line" svg:x1="3.965cm" svg:y1="7.138cm" svg:x2="5.238cm" svg:y2="8.765cm" draw:start-shape="id2" draw:start-glue-point="9" draw:end-shape="id3" draw:end-glue-point="5" svg:d="M3965 7138l1273 1627" svg:viewBox="0 0 1274 1628">
          <text:p/>
        </draw:connector>
        <draw:connector draw:style-name="gr2" draw:text-style-name="P2" draw:layer="layout" draw:type="line" svg:x1="6.051cm" svg:y1="4.401cm" svg:x2="6.052cm" svg:y2="8.502cm" draw:start-shape="id4" draw:start-glue-point="8" draw:end-shape="id3" draw:end-glue-point="4" svg:d="M6051 4401l1 4101" svg:viewBox="0 0 2 4102">
          <text:p/>
        </draw:connector>
        <draw:connector draw:style-name="gr2" draw:text-style-name="P2" draw:layer="layout" draw:type="line" svg:x1="8.951cm" svg:y1="4.401cm" svg:x2="8.952cm" svg:y2="11.402cm" draw:start-shape="id5" draw:start-glue-point="8" draw:end-shape="id6" draw:end-glue-point="4" svg:d="M8951 4401l1 7001" svg:viewBox="0 0 2 7002">
          <text:p/>
        </draw:connector>
        <draw:connector draw:style-name="gr2" draw:text-style-name="P2" draw:layer="layout" draw:type="line" svg:x1="6.866cm" svg:y1="10.039cm" svg:x2="8.138cm" svg:y2="11.665cm" draw:start-shape="id3" draw:start-glue-point="9" draw:end-shape="id6" draw:end-glue-point="5" svg:d="M6866 10039l1272 1626" svg:viewBox="0 0 1273 1627">
          <text:p/>
        </draw:connector>
        <draw:connector draw:style-name="gr2" draw:text-style-name="P2" draw:layer="layout" draw:type="line" svg:x1="14.751cm" svg:y1="4.401cm" svg:x2="14.752cm" svg:y2="8.502cm" draw:start-shape="id7" draw:start-glue-point="8" draw:end-shape="id8" draw:end-glue-point="4" svg:d="M14751 4401l1 4101" svg:viewBox="0 0 2 4102">
          <text:p/>
        </draw:connector>
        <draw:connector draw:style-name="gr2" draw:text-style-name="P2" draw:layer="layout" draw:type="line" svg:x1="17.652cm" svg:y1="4.402cm" svg:x2="17.653cm" svg:y2="11.403cm" draw:start-shape="id9" draw:start-glue-point="8" draw:end-shape="id10" draw:end-glue-point="4" svg:d="M17652 4402l1 7001" svg:viewBox="0 0 2 7002">
          <text:p/>
        </draw:connector>
        <draw:connector draw:style-name="gr2" draw:text-style-name="P2" draw:layer="layout" draw:type="line" svg:x1="15.566cm" svg:y1="10.039cm" svg:x2="16.839cm" svg:y2="11.666cm" draw:start-shape="id8" draw:start-glue-point="9" draw:end-shape="id10" draw:end-glue-point="5" svg:d="M15566 10039l1273 1627" svg:viewBox="0 0 1274 1628">
          <text:p/>
        </draw:connector>
        <draw:connector draw:style-name="gr2" draw:text-style-name="P2" draw:layer="layout" draw:type="line" svg:x1="12.667cm" svg:y1="7.14cm" svg:x2="13.938cm" svg:y2="8.765cm" draw:start-shape="id11" draw:start-glue-point="9" draw:end-shape="id8" draw:end-glue-point="5" svg:d="M12667 7140l1271 1625" svg:viewBox="0 0 1272 1626">
          <text:p/>
        </draw:connector>
        <draw:connector draw:style-name="gr2" draw:text-style-name="P2" draw:layer="layout" draw:type="line" svg:x1="11.852cm" svg:y1="4.402cm" svg:x2="11.853cm" svg:y2="5.603cm" draw:start-shape="id12" draw:start-glue-point="8" draw:end-shape="id11" draw:end-glue-point="4" svg:d="M11852 4402l1 1201" svg:viewBox="0 0 2 1202">
          <text:p/>
        </draw:connector>
        <draw:custom-shape draw:style-name="gr3" draw:text-style-name="P1" xml:id="id13" draw:id="id13" draw:layer="layout" svg:width="1.7cm" svg:height="1.4cm" svg:x="5.2cm" svg:y="11.6cm">
          <text:p text:style-name="P1">A’<text:span text:style-name="T1">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052cm" svg:y1="10.302cm" svg:x2="6.05cm" svg:y2="11.6cm" draw:start-shape="id3" draw:start-glue-point="8" draw:end-shape="id13" draw:end-glue-point="0" svg:d="M6052 10302l-2 1298" svg:viewBox="0 0 3 1299">
          <text:p/>
        </draw:connector>
        <draw:custom-shape draw:style-name="gr3" draw:text-style-name="P1" xml:id="id14" draw:id="id14" draw:layer="layout" svg:width="1.7cm" svg:height="1.4cm" svg:x="13.9cm" svg:y="11.6cm">
          <text:p text:style-name="P1">A’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752cm" svg:y1="10.302cm" svg:x2="14.75cm" svg:y2="11.6cm" draw:start-shape="id8" draw:start-glue-point="8" draw:end-shape="id14" draw:end-glue-point="0" svg:d="M14752 10302l-2 1298" svg:viewBox="0 0 3 1299">
          <text:p/>
        </draw:connector>
        <draw:custom-shape draw:style-name="gr3" draw:text-style-name="P1" xml:id="id15" draw:id="id15" draw:layer="layout" svg:width="1.7cm" svg:height="1.4cm" svg:x="8.1cm" svg:y="14.301cm">
          <text:p text:style-name="P1">B’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1.7cm" svg:height="1.4cm" svg:x="16.8cm" svg:y="14.301cm">
          <text:p text:style-name="P1">B’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952cm" svg:y1="13.202cm" svg:x2="8.95cm" svg:y2="14.301cm" draw:start-shape="id6" draw:start-glue-point="8" draw:end-shape="id15" draw:end-glue-point="0" svg:d="M8952 13202l-2 1099" svg:viewBox="0 0 3 1100">
          <text:p/>
        </draw:connector>
        <draw:connector draw:style-name="gr2" draw:text-style-name="P2" draw:layer="layout" draw:type="line" svg:x1="17.653cm" svg:y1="13.203cm" svg:x2="17.65cm" svg:y2="14.301cm" draw:start-shape="id10" draw:start-glue-point="8" draw:end-shape="id16" draw:end-glue-point="0" svg:d="M17653 13203l-3 1098" svg:viewBox="0 0 4 10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7:17:36.337517610</meta:creation-date>
    <dc:date>2020-12-17T17:37:01.439769921</dc:date>
    <meta:editing-duration>PT19M25S</meta:editing-duration>
    <meta:editing-cycles>4</meta:editing-cycles>
    <meta:generator>LibreOffice/6.4.6.2$Linux_X86_64 LibreOffice_project/40$Build-2</meta:generator>
    <meta:document-statistic meta:object-count="30"/>
  </office:meta>
</office:document-meta>
</file>